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rter.unsetSortableAttribute( UIColumn ui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rter.isSimpleProperty( String expression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er.perform( SortActionEvent sortEvent )</text:p>
          </table:table-cell>
          <table:table-cell office:value-type="float" office:value="29">
            <text:p text:style-name="Table_20_Contents">29</text:p>
          </table:table-cell>
          <table:table-cell office:value-type="float" office:value="25">
            <text:p text:style-name="Table_20_Contents">25</text:p>
          </table:table-cell>
          <table:table-cell office:value-type="float" office:value="97">
            <text:p text:style-name="Table_20_Contents">97</text:p>
          </table:table-cell>
        </table:table-row>
        <table:table-row>
          <table:table-cell office:value-type="string">
            <text:p text:style-name="Table_20_Contents">Sorter.setComparator( Comparator com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er.get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er.getFirstSortableChild( List childre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